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7BBF023DD2E19B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5">
      <style:graphic-properties draw:fill="solid" draw:fill-color="#ffe5ca" draw:opacity="100%" draw:opacity-name="" fo:min-height="12.75cm" draw:shadow="visible" draw:shadow-offset-x="0.212cm" draw:shadow-offset-y="0.212cm"/>
    </style:style>
    <style:style style:name="pr9" style:family="presentation" style:parent-style-name="Alizarin-outline1" style:list-style-name="L5">
      <style:graphic-properties draw:fill="solid" draw:fill-color="#ffe5ca" draw:opacity="100%" draw:opacity-name="" fo:min-height="12.75cm" draw:shadow="visible" draw:shadow-offset-x="0.212cm" draw:shadow-offset-y="0.212cm"/>
    </style:style>
    <style:style style:name="pr10" style:family="presentation" style:parent-style-name="Alizarin-outline1" style:list-style-name="L5">
      <style:graphic-properties draw:fill="solid" draw:fill-color="#ffe5ca" draw:opacity="100%" draw:opacity-name="" fo:min-height="12.75cm" draw:shadow="visible" draw:shadow-offset-x="0.212cm" draw:shadow-offset-y="0.212cm"/>
    </style:style>
    <style:style style:name="pr11" style:family="presentation" style:parent-style-name="Alizarin-outline1" style:list-style-name="L5">
      <style:graphic-properties draw:fill="solid" draw:fill-color="#e0efd4" draw:opacity="100%" draw:opacity-name="" fo:min-height="12.75cm" draw:shadow="visible" draw:shadow-offset-x="0.212cm" draw:shadow-offset-y="0.212cm"/>
    </style:style>
    <style:style style:name="pr12" style:family="presentation" style:parent-style-name="Alizarin-outline1" style:list-style-name="L5">
      <style:graphic-properties draw:fill="solid" draw:fill-color="#adc5e7" draw:opacity="100%" draw:opacity-name="" fo:min-height="12.75cm" draw:shadow="visible" draw:shadow-offset-x="0.212cm" draw:shadow-offset-y="0.212cm"/>
    </style:style>
    <style:style style:name="pr13" style:family="presentation" style:parent-style-name="Alizarin-outline1" style:list-style-name="L5">
      <style:graphic-properties draw:fill="solid" draw:fill-color="#fcd3c1" draw:opacity="100%" draw:opacity-name="" fo:min-height="12.75cm" draw:shadow="visible" draw:shadow-offset-x="0.212cm" draw:shadow-offset-y="0.212cm"/>
    </style:style>
    <style:style style:name="pr14" style:family="presentation" style:parent-style-name="Alizarin-outline1" style:list-style-name="L5">
      <style:graphic-properties draw:fill="solid" draw:fill-color="#cccccc" draw:opacity="100%" draw:opacity-name="" fo:min-height="12.75cm" draw:shadow="visible" draw:shadow-offset-x="0.212cm" draw:shadow-offset-y="0.212cm"/>
    </style:style>
    <style:style style:name="P1" style:family="paragraph">
      <style:text-properties style:font-name="Ubuntu"/>
    </style:style>
    <style:style style:name="P2" style:family="paragraph">
      <style:paragraph-properties fo:text-align="start">
        <style:tab-stops>
          <style:tab-stop style:position="19.418cm"/>
          <style:tab-stop style:position="20.001cm"/>
        </style:tab-stops>
      </style:paragraph-properties>
      <style:text-properties style:font-name="Ubuntu1" fo:font-size="18pt" style:font-size-asian="18pt" style:font-size-complex="18pt"/>
    </style:style>
    <style:style style:name="P3" style:family="paragraph">
      <loext:graphic-properties draw:fill-color="#ffffff"/>
      <style:text-properties style:font-name="Ubuntu1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Ubuntu" fo:font-size="24pt" style:font-size-asian="24pt" style:font-size-complex="24pt"/>
    </style:style>
    <style:style style:name="P7" style:family="paragraph">
      <style:paragraph-properties fo:margin-left="0.4cm" fo:margin-right="0.1cm" fo:margin-top="0cm" fo:margin-bottom="0.3cm" fo:text-align="center" fo:text-indent="0.2cm"/>
      <style:text-properties style:font-name="Ubuntu" fo:font-size="32pt" style:font-size-asian="32pt" style:font-size-complex="32pt"/>
    </style:style>
    <style:style style:name="P8" style:family="paragraph">
      <loext:graphic-properties draw:fill="solid" draw:fill-color="#ffe5ca" draw:opacity="100%"/>
      <style:paragraph-properties fo:margin-left="0.4cm" fo:margin-right="0.1cm" fo:margin-top="0cm" fo:margin-bottom="0.3cm" fo:text-align="center" fo:text-indent="0.2cm"/>
      <style:text-properties style:font-name="Ubuntu" fo:font-size="32pt" style:font-size-asian="32pt" style:font-size-complex="32pt"/>
    </style:style>
    <style:style style:name="P9" style:family="paragraph"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0" style:family="paragraph">
      <loext:graphic-properties draw:fill="solid" draw:fill-color="#e0efd4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1" style:family="paragraph">
      <loext:graphic-properties draw:fill="solid" draw:fill-color="#adc5e7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2" style:family="paragraph">
      <loext:graphic-properties draw:fill="solid" draw:fill-color="#fcd3c1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3" style:family="paragraph">
      <loext:graphic-properties draw:fill="solid" draw:fill-color="#cccccc" draw:opacity="100%"/>
      <style:paragraph-properties fo:margin-left="0.4cm" fo:margin-right="0.1cm" fo:margin-top="0cm" fo:margin-bottom="0cm" fo:text-align="center" fo:text-indent="0.2cm"/>
      <style:text-properties style:font-name="Ubuntu" fo:font-size="32pt" style:font-size-asian="32pt" style:font-size-complex="32pt"/>
    </style:style>
    <style:style style:name="P14" style:family="paragraph">
      <style:text-properties style:font-name="Ubuntu"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="none"/>
      <style:text-properties fo:font-size="13pt" style:font-size-asian="16pt" style:font-size-complex="16pt"/>
    </style:style>
    <style:style style:name="T1" style:family="text">
      <style:text-properties style:font-name="Ubuntu"/>
    </style:style>
    <style:style style:name="T2" style:family="text">
      <style:text-properties style:font-name="Ubuntu1" fo:font-size="18pt" style:font-size-asian="18pt" style:font-size-complex="18pt"/>
    </style:style>
    <style:style style:name="T3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Ubuntu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Ubuntu Mono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579835" style:font-name="Ubuntu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003d73"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ce181e" style:font-name="Ubuntu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Ubuntu" fo:font-size="32pt" style:font-size-asian="32pt" style:font-size-complex="32pt"/>
    </style:style>
    <style:style style:name="T13" style:family="text">
      <style:text-properties style:font-name="Ubuntu Mono" fo:font-size="32pt" style:font-size-asian="32pt" style:font-size-complex="32pt"/>
    </style:style>
    <style:style style:name="T14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Ubuntu" fo:font-size="40pt" style:font-size-asian="40pt" style:font-size-complex="40pt"/>
    </style:style>
    <style:style style:name="T16" style:family="text">
      <style:text-properties style:font-name="Ubuntu" fo:font-size="127.800003051758pt" style:font-size-asian="127.800003051758pt" style:font-size-complex="127.800003051758pt"/>
    </style:style>
    <style:style style:name="T17" style:family="text">
      <style:text-properties style:font-name="Ubuntu" fo:font-size="105.599998474121pt" fo:font-weight="normal" style:font-size-asian="105.599998474121pt" style:font-weight-asian="normal" style:font-size-complex="105.599998474121pt" style:font-weight-complex="normal"/>
    </style:style>
    <style:style style:name="T18" style:family="text">
      <style:text-properties style:font-name="Ubuntu" fo:font-size="147.100006103516pt" style:font-size-asian="147.100006103516pt" style:font-size-complex="147.100006103516pt"/>
    </style:style>
    <style:style style:name="T19" style:family="text">
      <style:text-properties style:font-name="Ubuntu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Ansible - Workshop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2">Jesko Anschütz – Jan 2020</text:span><text:span text:style-name="T2"><text:tab/></text:span><text:span text:style-name="T2">Lizenz: CC BY-NC-ND </text:span></text:p>
          </draw:text-box>
        </draw:frame>
        <draw:frame draw:style-name="gr1" draw:text-style-name="P4" draw:layer="layout" svg:width="2.327cm" svg:height="0.819cm" svg:x="24.473cm" svg:y="11.2cm">
          <draw:image xlink:href="Pictures/10000201000000580000001F7BBF023DD2E19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s werden wir benutze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Vagrant </text:p>
                <text:list>
                  <text:list-item>
                    <text:p>Tool, um sehr schnell viele virtuelle Maschinen zu erstellen, zu konfigurieren und zu starten. </text:p>
                  </text:list-item>
                  <text:list-item>
                    <text:p>Voraussetzungen: Virtualbox, ssh</text:p>
                  </text:list-item>
                  <text:list-item>
                    <text:p>→ für den Workshop nicht notwendig (aber sehr praktisch)</text:p>
                  </text:list-item>
                </text:list>
              </text:list-item>
              <text:list-item>
                <text:p>- Ansible</text:p>
                <text:list>
                  <text:list-item>
                    <text:p>Na klar… ist ja ein Ansible-Workshop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Was ist Ansible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" text:id="id1" text:style-name="P6"><text:span text:style-name="T3">Tool zur </text:span><text:span text:style-name="T4">Automatisierung</text:span><text:span text:style-name="T3"> von </text:span><text:span text:style-name="T5">Konfiguration</text:span><text:span text:style-name="T3"> und </text:span><text:span text:style-name="T5">Administration</text:span><text:span text:style-name="T3"> </text:span><text:span text:style-name="T3">von Computern</text:span></text:p>
              </text:list-item>
            </text:list>
            <text:list text:style-name="L4">
              <text:list-item>
                <text:p xml:id="id2" text:id="id2" text:style-name="P6"><text:span text:style-name="T3">Freie Software (Gnu GPL)</text:span></text:p>
              </text:list-item>
              <text:list-item>
                <text:p xml:id="id3" text:id="id3" text:style-name="P6"><text:span text:style-name="T3">agentless - <text:s/>keine Installation auf dem Zielrechner notwendig </text:span><text:span text:style-name="T3">(abgesehen von SSH und Python)</text:span></text:p>
              </text:list-item>
              <text:list-item>
                <text:p xml:id="id4" text:id="id4" text:style-name="P6"><text:span text:style-name="T3">idempotent – man definiert einen Zustand, ansible sorgt dafür, </text:span><text:span text:style-name="T3">dass dieser erreicht wird. Mehrfachausführung ebensogut wie </text:span><text:span text:style-name="T3">Einfachausführung.</text:span></text:p>
              </text:list-item>
              <text:list-item>
                <text:p xml:id="id5" text:id="id5" text:style-name="P6"><text:span text:style-name="T3">YAML zur Definition der gewünschten Konfiguration</text:span></text:p>
              </text:list-item>
              <text:list-item>
                <text:p xml:id="id6" text:id="id6" text:style-name="P6"><text:span text:style-name="T3">Integriert Template-Sprache jinja2</text:span></text:p>
              </text:list-item>
              <text:list-item>
                <text:p xml:id="id7" text:id="id7" text:style-name="P6"><text:span text:style-name="T3">Module für unglaublich viele Aufgaben schon vorhan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2cm" svg:x="1cm" svg:y="1cm" presentation:class="title" presentation:user-transformed="true">
          <draw:text-box>
            <text:p text:style-name="P1"><text:span text:style-name="T1">Ansible Begriffe</text:span></text:p>
          </draw:text-box>
        </draw:frame>
        <draw:frame presentation:style-name="pr8" draw:text-style-name="P8" xml:id="id9" draw:id="id9" draw:layer="layout" svg:width="6.8cm" svg:height="15.6cm" svg:x="0.8cm" svg:y="3cm" presentation:class="outline" presentation:user-transformed="true">
          <draw:text-box>
            <text:p text:style-name="P7"><text:span text:style-name="T6">Playbook</text:span></text:p>
            <text:p text:style-name="P7"><text:span text:style-name="T7">YAML-</text:span><text:span text:style-name="T7">Konfigurationsbeschreibung </text:span><text:span text:style-name="T7">mit </text:span></text:p>
            <text:p text:style-name="P7"><text:span text:style-name="T8">Variablen</text:span></text:p>
            <text:p text:style-name="P7"><text:span text:style-name="T9"/></text:p>
            <text:p text:style-name="P7"><text:span text:style-name="T9">Tasks</text:span></text:p>
            <text:p text:style-name="P7"><text:span text:style-name="T10"/></text:p>
            <text:p text:style-name="P7"><text:span text:style-name="T10">Roles</text:span></text:p>
            <text:p text:style-name="P7"><text:span text:style-name="T11"/></text:p>
            <text:p text:style-name="P7"><text:span text:style-name="T11">Handlers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draw:frame presentation:style-name="pr9" draw:text-style-name="P8" xml:id="id8" draw:id="id8" draw:layer="layout" svg:width="6.2cm" svg:height="9.1cm" svg:x="21cm" svg:y="2.7cm" presentation:class="outline" presentation:user-transformed="true">
          <draw:text-box>
            <text:p text:style-name="P7"><text:span text:style-name="T13">Inventory</text:span></text:p>
            <text:p text:style-name="P7"><text:span text:style-name="T14">Zielhosts/</text:span></text:p>
            <text:p text:style-name="P7"><text:span text:style-name="T14">-hostgruppen</text:span></text:p>
            <text:p text:style-name="P7"><text:span text:style-name="T8">Sehr </text:span><text:span text:style-name="T8">flexibel, </text:span><text:span text:style-name="T8">bilden die </text:span><text:span text:style-name="T8">Serverland-</text:span><text:span text:style-name="T8">schaft ab.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0" draw:text-style-name="P8" xml:id="id12" draw:id="id12" draw:layer="layout" svg:width="6.1cm" svg:height="5.8cm" svg:x="21.1cm" svg:y="12.8cm" presentation:class="outline" presentation:user-transformed="true">
          <draw:text-box>
            <text:p text:style-name="P7"><text:span text:style-name="T12">Modules</text:span></text:p>
            <text:p text:style-name="P7"><text:span text:style-name="T8"/></text:p>
            <text:p text:style-name="P7"><text:span text:style-name="T8">Enthalten </text:span><text:span text:style-name="T8">die Logik der </text:span><text:span text:style-name="T8">Tasks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1" draw:text-style-name="P10" xml:id="id11" draw:id="id11" draw:layer="layout" svg:width="12.2cm" svg:height="2.9cm" svg:x="8cm" svg:y="8.3cm" presentation:class="outline" presentation:user-transformed="true">
          <draw:text-box>
            <text:p text:style-name="P9"><text:span text:style-name="T15">Task</text:span></text:p>
            <text:p text:style-name="P7"><text:span text:style-name="T8">YAML-</text:span><text:span text:style-name="T8">Beschreibun</text:span><text:span text:style-name="T8">g einer </text:span><text:span text:style-name="T8">Aufgabe</text:span></text:p>
            <text:p text:style-name="P7"><text:span text:style-name="T12">Steuert die </text:span><text:span text:style-name="T12">Modules</text:span></text:p>
            <text:p text:style-name="P7"><text:span text:style-name="T12"/></text:p>
          </draw:text-box>
        </draw:frame>
        <draw:frame presentation:style-name="pr12" draw:text-style-name="P11" xml:id="id13" draw:id="id13" draw:layer="layout" svg:width="12.2cm" svg:height="2.9cm" svg:x="8.006cm" svg:y="11.706cm" presentation:class="outline" presentation:user-transformed="true">
          <draw:text-box>
            <text:p text:style-name="P9"><text:span text:style-name="T16">Role</text:span></text:p>
            <text:p text:style-name="P7"><text:span text:style-name="T12"/></text:p>
            <text:p text:style-name="P7"><text:span text:style-name="T17">Sammlung von </text:span></text:p>
            <text:p text:style-name="P7"><text:span text:style-name="T17">zusammengehörigen Tasks</text:span></text:p>
            <text:p text:style-name="P7"><text:span text:style-name="T12"/></text:p>
            <text:p text:style-name="P7"><text:span text:style-name="T12"/></text:p>
          </draw:text-box>
        </draw:frame>
        <draw:frame presentation:style-name="pr13" draw:text-style-name="P12" xml:id="id14" draw:id="id14" draw:layer="layout" svg:width="12.2cm" svg:height="3.488cm" svg:x="8.012cm" svg:y="15.112cm" presentation:class="outline" presentation:user-transformed="true">
          <draw:text-box>
            <text:p text:style-name="P9"><text:span text:style-name="T18">Handler</text:span></text:p>
            <text:p text:style-name="P7"><text:span text:style-name="T12"/></text:p>
            <text:p text:style-name="P7"><text:span text:style-name="T17">Spezielle Rolle, wird durch die „notify“-Eigenschaft eines Tasks im Falle einer State-Änderung aufgerufen. </text:span></text:p>
            <text:p text:style-name="P7"><text:span text:style-name="T12"/></text:p>
          </draw:text-box>
        </draw:frame>
        <draw:frame presentation:style-name="pr14" draw:text-style-name="P13" xml:id="id10" draw:id="id10" draw:layer="layout" svg:width="12.2cm" svg:height="3.406cm" svg:x="8.006cm" svg:y="4.4cm" presentation:class="outline" presentation:user-transformed="true">
          <draw:text-box>
            <text:p text:style-name="P9"><text:span text:style-name="T15">Variablen</text:span></text:p>
            <text:p text:style-name="P7"><text:span text:style-name="T8">Speichern </text:span><text:span text:style-name="T8">statische oder </text:span><text:span text:style-name="T8">dynamische </text:span><text:span text:style-name="T8">Informationen</text:span><text:span text:style-name="T8">. Werden </text:span><text:span text:style-name="T8">durch </text:span></text:p>
            <text:p text:style-name="P7"><text:span text:style-name="T8">„</text:span><text:span text:style-name="T8">{{ variablenn</text:span><text:span text:style-name="T8">ame }}“ </text:span><text:span text:style-name="T8">referenzie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Warum Ansible?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Automatisiert wiederkehrende Aufgaben</text:p>
              </text:list-item>
              <text:list-item>
                <text:p>Zeitsparende Konfiguration / Pflege auch vieler Server / Netzwerkgeräte, wie z.B. Digitale Anzeigesysteme</text:p>
              </text:list-item>
              <text:list-item>
                <text:p>Dokumentation als „Abfallprodukt“ durch YAML-Format</text:p>
              </text:list-item>
              <text:list-item>
                <text:p>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-Umgebung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4"><text:span text:style-name="T19">Ansible 2.5.1 ist auf dem lokalen Rechner installiert.</text:span><text:span text:style-name="T19"><text:line-break/></text:span><text:span text:style-name="T19">(apt install ansible)</text:span></text:p>
              </text:list-item>
              <text:list-item>
                <text:p text:style-name="P14"><text:span text:style-name="T19">Vagrant 2.2.6 ist auf dem lokalen Rechner installiert. (manuell installiert aus .deb)</text:span></text:p>
              </text:list-item>
              <text:list-item>
                <text:p text:style-name="P14"><text:span text:style-name="T19">Zum Experimentieren mit Ansible sind 3 virtuelle Ubuntu-Server nach folgendem Muster konfiguriert</text:span></text:p>
              </text:list-item>
            </text:list>
          </draw:text-box>
        </draw:frame>
        <draw:frame draw:style-name="gr3" draw:text-style-name="P15" draw:layer="layout" svg:width="15.378cm" svg:height="6cm" svg:x="1.422cm" svg:y="13cm">
          <draw:text-box>
            <text:p><text:span text:style-name="T20">Vagrant.configure("2") do |config|</text:span></text:p>
            <text:p/>
            <text:p><text:span text:style-name="T20"><text:s text:c="2"/></text:span><text:span text:style-name="T20">config.vm.define "web1" do |web1|</text:span></text:p>
            <text:p><text:span text:style-name="T20"><text:s text:c="4"/></text:span><text:span text:style-name="T20">web1.vm.box = "ubuntu/bionic64"</text:span></text:p>
            <text:p><text:span text:style-name="T20"><text:s text:c="4"/></text:span><text:span text:style-name="T20">web1.vm.network "private_network", ip: "192.168.33.11"</text:span></text:p>
            <text:p><text:span text:style-name="T20"><text:s text:c="4"/></text:span><text:span text:style-name="T20">web1.vm.provision "ansible" do |ansible|</text:span></text:p>
            <text:p><text:span text:style-name="T20"><text:s text:c="6"/></text:span><text:span text:style-name="T20">ansible.playbook = "playbook.yml"</text:span></text:p>
            <text:p><text:span text:style-name="T20"><text:s text:c="6"/></text:span><text:span text:style-name="T20">ansible.compatibility_mode = "2.0"</text:span></text:p>
            <text:p><text:span text:style-name="T20"><text:s text:c="4"/></text:span><text:span text:style-name="T20">end</text:span></text:p>
            <text:p><text:span text:style-name="T20"><text:s text:c="2"/></text:span><text:span text:style-name="T20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-Umgebu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ie virtuellen Server haben jeweils eine vom Host erreichbare IP-Adresse (192.168.33.1X)</text:p>
              </text:list-header>
              <text:list-item>
                <text:p>Nach Start werden sie durch ein Ansible-Playbook so vorbereitet, dass passwortloser SSH-Zugriff funktioniert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1:00:12.277850500</meta:creation-date>
    <meta:editing-duration>PT3H52M43S</meta:editing-duration>
    <meta:editing-cycles>6</meta:editing-cycles>
    <meta:generator>LibreOffice/6.0.7.3$Linux_X86_64 LibreOffice_project/00m0$Build-3</meta:generator>
    <dc:title>Alizarin</dc:title>
    <dc:date>2020-01-06T20:31:15.377657544</dc:date>
    <meta:document-statistic meta:object-count="73"/>
  </office:meta>
</office:document-meta>
</file>